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xtWebSocketHandler.getSubProtoco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WebSocketHandler.decorate( WebSocketHandler handler , ContextView contextView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WebSocketHandler.ContextWebSocketHandler( WebSocketHandler delegate , ContextView contextVie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extWebSocketHandler.handle( WebSocket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